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a6704" officeooo:paragraph-rsid="001a6704"/>
    </style:style>
    <style:style style:name="P2" style:family="paragraph" style:parent-style-name="Standard">
      <style:paragraph-properties fo:text-align="center" style:justify-single-word="false"/>
      <style:text-properties officeooo:rsid="001a6704" officeooo:paragraph-rsid="001a6704"/>
    </style:style>
    <style:style style:name="P3" style:family="paragraph" style:parent-style-name="Standard">
      <style:paragraph-properties fo:text-align="start" style:justify-single-word="false"/>
      <style:text-properties officeooo:rsid="001a6704" officeooo:paragraph-rsid="001a6704"/>
    </style:style>
    <style:style style:name="P4" style:family="paragraph" style:parent-style-name="Standard">
      <style:paragraph-properties fo:text-align="start" style:justify-single-word="false"/>
      <style:text-properties officeooo:rsid="001a6704" officeooo:paragraph-rsid="001bb4cb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rsid="001a6704" officeooo:paragraph-rsid="001a6704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rsid="001c5798" officeooo:paragraph-rsid="001c5798"/>
    </style:style>
    <style:style style:name="P7" style:family="paragraph" style:parent-style-name="Standard">
      <style:paragraph-properties fo:text-align="start" style:justify-single-word="false"/>
      <style:text-properties officeooo:rsid="001e7ba5" officeooo:paragraph-rsid="001e7ba5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6704" officeooo:paragraph-rsid="001bb4c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b4cb" officeooo:paragraph-rsid="001bb4c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52f408" officeooo:paragraph-rsid="0052f4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320061" officeooo:paragraph-rsid="00320061" style:font-style-asian="normal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1defe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1c579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bold" officeooo:rsid="001c5798" officeooo:paragraph-rsid="008be91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italic" fo:font-weight="normal" officeooo:rsid="001c5798" officeooo:paragraph-rsid="001c5798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ef9e2" officeooo:paragraph-rsid="001ef9e2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355276" officeooo:paragraph-rsid="0035527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8d75b" officeooo:paragraph-rsid="0054b68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6704" officeooo:paragraph-rsid="001a670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339048" officeooo:paragraph-rsid="00339048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8e81db" officeooo:paragraph-rsid="008e81db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fo:font-weight="bold" officeooo:rsid="002ca419" officeooo:paragraph-rsid="002ca419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ca419" officeooo:paragraph-rsid="002ca41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d2e04" officeooo:paragraph-rsid="002d2e0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e5dc8" officeooo:paragraph-rsid="002e5dc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2e89f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2e89fb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446674" officeooo:paragraph-rsid="0044667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8e81db" officeooo:paragraph-rsid="008e81d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officeooo:rsid="00414e76" officeooo:paragraph-rsid="00414e76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6pt" fo:font-style="normal" fo:font-weight="bold" officeooo:rsid="003591da" officeooo:paragraph-rsid="003591da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style="normal" fo:font-weight="bold" officeooo:rsid="00320061" officeooo:paragraph-rsid="00320061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officeooo:rsid="001ef9e2" officeooo:paragraph-rsid="001ef9e2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275dae" officeooo:paragraph-rsid="00275dae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75f4f" officeooo:paragraph-rsid="00375f4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d782f" officeooo:paragraph-rsid="0049da5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49da5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6b892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eb7a2" officeooo:paragraph-rsid="0072a1d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c0422" officeooo:paragraph-rsid="0062ecd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c96f" officeooo:paragraph-rsid="004a2a05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4a2a0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75f4f" officeooo:paragraph-rsid="00391b2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4a2a05" officeooo:paragraph-rsid="004a2a0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4a2a0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91b28" officeooo:paragraph-rsid="00391b2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d782f" officeooo:paragraph-rsid="003d782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4b3b4" officeooo:paragraph-rsid="0049da5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665033" officeooo:paragraph-rsid="006b8922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bf4af" officeooo:paragraph-rsid="006b8922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10d9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top="0.101cm" fo:margin-bottom="0.101cm" style:contextual-spacing="false" fo:text-align="start" style:justify-single-word="false">
        <style:tab-stops>
          <style:tab-stop style:position="0.155cm"/>
        </style:tab-stops>
      </style:paragraph-properties>
      <style:text-properties fo:language="en" fo:country="US" fo:font-style="normal" fo:font-weight="normal" officeooo:rsid="003abb4f" officeooo:paragraph-rsid="00792d45" style:font-style-asian="normal" style:font-weight-asian="normal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920ee1" officeooo:paragraph-rsid="00920ee1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5a21de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408f92" officeooo:paragraph-rsid="00920ee1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1ef9e2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7ba5" officeooo:paragraph-rsid="00920ee1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1ef9e2" style:font-size-asian="11pt" style:font-size-complex="11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fo:font-size="11pt" officeooo:rsid="001ef9e2" officeooo:paragraph-rsid="00920ee1" style:font-size-asian="11pt" style:font-size-complex="11pt"/>
    </style:style>
    <style:style style:name="P64" style:family="paragraph" style:parent-style-name="Table_20_Contents">
      <style:paragraph-properties fo:text-align="start" style:justify-single-word="false"/>
      <style:text-properties fo:font-size="11pt" officeooo:rsid="001e7ba5" officeooo:paragraph-rsid="001e7ba5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fo:font-size="11pt" officeooo:rsid="001e7ba5" officeooo:paragraph-rsid="001ef9e2" style:font-size-asian="11pt" style:font-size-complex="11pt"/>
    </style:style>
    <style:style style:name="P66" style:family="paragraph" style:parent-style-name="Table_20_Contents">
      <style:paragraph-properties fo:text-align="start" style:justify-single-word="false"/>
      <style:text-properties fo:font-size="11pt" officeooo:rsid="001e7ba5" officeooo:paragraph-rsid="0095c843" style:font-size-asian="11pt" style:font-size-complex="11pt"/>
    </style:style>
    <style:style style:name="P67" style:family="paragraph" style:parent-style-name="Table_20_Contents">
      <style:paragraph-properties fo:text-align="start" style:justify-single-word="false"/>
      <style:text-properties fo:font-size="11pt" officeooo:rsid="001e7ba5" officeooo:paragraph-rsid="00408f92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fo:font-size="11pt" officeooo:rsid="001e7ba5" officeooo:paragraph-rsid="0099efaf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fo:font-size="11pt" officeooo:rsid="008be91f" officeooo:paragraph-rsid="008be91f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fo:font-size="11pt" officeooo:rsid="003f362c" officeooo:paragraph-rsid="003f362c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fo:font-size="11pt" officeooo:paragraph-rsid="003f362c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fo:font-size="11pt" officeooo:rsid="008fe606" officeooo:paragraph-rsid="008fe606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fo:font-size="11pt" officeooo:rsid="00408f92" officeooo:paragraph-rsid="0059aa4f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fo:font-size="11pt" officeooo:rsid="00408f92" officeooo:paragraph-rsid="008168d8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fo:font-size="11pt" officeooo:rsid="00408f92" officeooo:paragraph-rsid="005c1f07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fo:font-size="11pt" officeooo:rsid="00408f92" officeooo:paragraph-rsid="0095c843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fo:font-size="11pt" officeooo:rsid="00408f92" officeooo:paragraph-rsid="005e1eed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fo:font-size="11pt" officeooo:rsid="001ef9e2" officeooo:paragraph-rsid="001ef9e2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fo:font-size="11pt" officeooo:rsid="0095c843" officeooo:paragraph-rsid="0095c843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fo:font-size="11pt" officeooo:rsid="0099efaf" officeooo:paragraph-rsid="0099efaf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fo:font-size="11pt" officeooo:rsid="009a3a64" officeooo:paragraph-rsid="009a3a64" style:font-size-asian="11pt" style:font-size-complex="11pt"/>
    </style:style>
    <style:style style:name="P83" style:family="paragraph" style:parent-style-name="Standard" style:list-style-name="L1">
      <style:paragraph-properties fo:text-align="start" style:justify-single-word="false"/>
      <style:text-properties fo:font-weight="normal" officeooo:rsid="00543ad1" officeooo:paragraph-rsid="00543ad1" style:font-weight-asian="normal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weight="normal" officeooo:rsid="00860afa" officeooo:paragraph-rsid="00860afa" style:font-weight-asian="normal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weight="normal" officeooo:rsid="0059aa4f" officeooo:paragraph-rsid="0059aa4f" style:font-weight-asian="normal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weight="normal" officeooo:rsid="0079e41a" officeooo:paragraph-rsid="0079e41a" style:font-weight-asian="normal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weight="normal" officeooo:rsid="007b9dc7" officeooo:paragraph-rsid="007b9dc7" style:font-weight-asian="normal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weight="normal" officeooo:rsid="0087f2c2" officeooo:paragraph-rsid="0087f2c2" style:font-weight-asian="normal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weight="normal" officeooo:rsid="007c9dd3" officeooo:paragraph-rsid="007c9dd3" style:font-weight-asian="normal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weight="normal" officeooo:rsid="007ecc46" officeooo:paragraph-rsid="007ecc46" style:font-weight-asian="normal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weight="normal" officeooo:rsid="003591da" officeooo:paragraph-rsid="0087f2c2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weight="normal" officeooo:rsid="001bb4cb" officeooo:paragraph-rsid="001bb4cb" style:font-weight-asian="normal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officeooo:rsid="002905f0" officeooo:paragraph-rsid="0054b681"/>
    </style:style>
    <style:style style:name="P94" style:family="paragraph" style:parent-style-name="Standard">
      <style:paragraph-properties fo:text-align="start" style:justify-single-word="false"/>
      <style:text-properties officeooo:rsid="003591da" officeooo:paragraph-rsid="0054b681"/>
    </style:style>
    <style:style style:name="P95" style:family="paragraph" style:parent-style-name="Standard" style:list-style-name="L3">
      <style:paragraph-properties fo:text-align="start" style:justify-single-word="false"/>
      <style:text-properties fo:font-size="12pt" fo:font-weight="normal" officeooo:rsid="00805c97" officeooo:paragraph-rsid="00805c97" style:font-size-asian="10.5pt" style:font-weight-asian="normal" style:font-size-complex="12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fo:font-size="12pt" fo:font-weight="normal" officeooo:rsid="0087f2c2" officeooo:paragraph-rsid="0087f2c2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fo:font-size="12pt" fo:font-weight="normal" officeooo:rsid="0087f2c2" officeooo:paragraph-rsid="00ab4b24" style:font-size-asian="10.5pt" style:font-weight-asian="normal" style:font-size-complex="12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fo:font-size="12pt" fo:font-weight="normal" officeooo:rsid="0089b486" officeooo:paragraph-rsid="0089b486" style:font-size-asian="10.5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text-align="start" style:justify-single-word="false"/>
      <style:text-properties fo:font-size="12pt" fo:font-weight="normal" officeooo:rsid="008b7e8a" officeooo:paragraph-rsid="008b7e8a" style:font-size-asian="10.5pt" style:font-weight-asian="normal" style:font-size-complex="12pt" style:font-weight-complex="normal"/>
    </style:style>
    <style:style style:name="P100" style:family="paragraph" style:parent-style-name="Standard" style:list-style-name="L7">
      <style:paragraph-properties fo:text-align="start" style:justify-single-word="false"/>
      <style:text-properties fo:font-size="12pt" fo:font-weight="normal" officeooo:rsid="0054b681" officeooo:paragraph-rsid="0054b6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ab4b24" officeooo:paragraph-rsid="00ab4b24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fo:font-size="12pt" fo:font-weight="normal" officeooo:rsid="00ab4b24" officeooo:paragraph-rsid="00ab4b24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fo:font-size="12pt" fo:font-weight="normal" officeooo:rsid="00abe742" officeooo:paragraph-rsid="00abe742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ize="12pt" fo:font-style="normal" fo:font-weight="normal" officeooo:rsid="008168d8" officeooo:paragraph-rsid="008be91f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05bdd" officeooo:paragraph-rsid="00305bdd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3d4c1" officeooo:paragraph-rsid="0033d4c1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353567" officeooo:paragraph-rsid="0035356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8cece5" officeooo:paragraph-rsid="008cece5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8be91f" style:font-style-asian="normal" style:font-weight-asian="normal" style:font-style-complex="normal" style:font-weight-complex="normal"/>
    </style:style>
    <style:style style:name="P110" style:family="paragraph" style:parent-style-name="Standard" style:list-style-name="L6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e2e3" officeooo:paragraph-rsid="001ce2e3" style:font-style-asian="normal" style:font-weight-asian="normal" style:font-style-complex="normal" style:font-weight-complex="normal"/>
    </style:style>
    <style:style style:name="P111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defe1" officeooo:paragraph-rsid="008be91f" style:font-style-asian="normal" style:font-weight-asian="normal" style:font-style-complex="normal" style:font-weight-complex="normal"/>
    </style:style>
    <style:style style:name="P112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47c01e" officeooo:paragraph-rsid="008be91f" style:font-style-asian="normal" style:font-weight-asian="normal" style:font-style-complex="normal" style:font-weight-complex="normal"/>
    </style:style>
    <style:style style:name="P113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7f9662" officeooo:paragraph-rsid="008be91f" style:font-style-asian="normal" style:font-weight-asian="normal" style:font-style-complex="normal" style:font-weight-complex="normal"/>
    </style:style>
    <style:style style:name="P114" style:family="paragraph" style:parent-style-name="Standard" style:list-style-name="L4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8168d8" officeooo:paragraph-rsid="008be91f" style:font-style-asian="normal" style:font-weight-asian="normal" style:font-style-complex="normal" style:font-weight-complex="normal"/>
    </style:style>
    <style:style style:name="P115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bb4cb" officeooo:paragraph-rsid="001bb4cb" style:font-style-asian="normal" style:font-weight-asian="normal" style:font-style-complex="normal" style:font-weight-complex="normal"/>
    </style:style>
    <style:style style:name="P116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305bdd" officeooo:paragraph-rsid="00305bdd" style:font-style-asian="normal" style:font-weight-asian="normal" style:font-style-complex="normal" style:font-weight-complex="normal"/>
    </style:style>
    <style:style style:name="P117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1c5798" officeooo:paragraph-rsid="001c5798" style:font-style-asian="normal" style:font-weight-asian="normal" style:font-style-complex="normal" style:font-weight-complex="normal"/>
    </style:style>
    <style:style style:name="P118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fo:font-weight="normal" officeooo:rsid="00267e7f" officeooo:paragraph-rsid="00267e7f" style:font-style-asian="normal" style:font-weight-asian="normal" style:font-style-complex="normal" style:font-weight-complex="normal"/>
    </style:style>
    <style:style style:name="P119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c5798" style:font-style-asian="normal" style:font-style-complex="normal"/>
    </style:style>
    <style:style style:name="P120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bb4cb" officeooo:paragraph-rsid="001bb4cb" style:font-style-asian="normal" style:font-style-complex="normal"/>
    </style:style>
    <style:style style:name="P121" style:family="paragraph" style:parent-style-name="Standard" style:list-style-name="L5">
      <style:paragraph-properties fo:text-align="start" style:justify-single-word="false">
        <style:tab-stops>
          <style:tab-stop style:position="0.155cm"/>
        </style:tab-stops>
      </style:paragraph-properties>
      <style:text-properties fo:font-style="normal" officeooo:rsid="001c5798" officeooo:paragraph-rsid="001c5798" style:font-style-asian="normal" style:font-style-complex="normal"/>
    </style:style>
    <style:style style:name="P122" style:family="paragraph" style:parent-style-name="Standard">
      <style:paragraph-properties fo:text-align="start" style:justify-single-word="false"/>
      <style:text-properties fo:font-style="normal" officeooo:rsid="00225675" officeooo:paragraph-rsid="00275dae" style:font-style-asian="normal" style:font-style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officeooo:rsid="001bb4cb" officeooo:paragraph-rsid="001bb4cb"/>
    </style:style>
    <style:style style:name="P124" style:family="paragraph" style:parent-style-name="Standard" style:list-style-name="L5">
      <style:paragraph-properties fo:text-align="start" style:justify-single-word="false"/>
      <style:text-properties officeooo:rsid="001bb4cb" officeooo:paragraph-rsid="001c5798"/>
    </style:style>
    <style:style style:name="P125" style:family="paragraph" style:parent-style-name="Standard" style:list-style-name="L7">
      <style:paragraph-properties fo:text-align="start" style:justify-single-word="false"/>
      <style:text-properties officeooo:rsid="0054b681" officeooo:paragraph-rsid="0054b681"/>
    </style:style>
    <style:style style:name="P126" style:family="paragraph" style:parent-style-name="Standard">
      <style:paragraph-properties fo:text-align="start" style:justify-single-word="false"/>
      <style:text-properties officeooo:rsid="00a77399" officeooo:paragraph-rsid="00a77399"/>
    </style:style>
    <style:style style:name="P127" style:family="paragraph" style:parent-style-name="Standard">
      <style:paragraph-properties fo:text-align="start" style:justify-single-word="false"/>
      <style:text-properties fo:font-size="13pt" fo:font-weight="bold" officeooo:rsid="007fb4fd" officeooo:paragraph-rsid="007fb4fd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4pt" fo:font-weight="bold" officeooo:rsid="00a77399" officeooo:paragraph-rsid="00a77399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text-align="start" style:justify-single-word="false"/>
      <style:text-properties officeooo:rsid="00a7ea12" officeooo:paragraph-rsid="00a7ea12"/>
    </style:style>
    <style:style style:name="P130" style:family="paragraph" style:parent-style-name="Table_20_Contents">
      <style:paragraph-properties fo:text-align="start" style:justify-single-word="false"/>
      <style:text-properties fo:font-size="11pt" officeooo:rsid="001e7ba5" officeooo:paragraph-rsid="0099efaf" style:font-size-asian="11pt" style:font-size-complex="11pt"/>
    </style:style>
    <style:style style:name="P131" style:family="paragraph" style:parent-style-name="Table_20_Contents">
      <style:paragraph-properties fo:text-align="start" style:justify-single-word="false"/>
      <style:text-properties fo:font-size="11pt" officeooo:rsid="009fb1ee" officeooo:paragraph-rsid="009fb1ee" style:font-size-asian="11pt" style:font-size-complex="11pt"/>
    </style:style>
    <style:style style:name="P132" style:family="paragraph" style:parent-style-name="Table_20_Contents">
      <style:paragraph-properties fo:text-align="start" style:justify-single-word="false"/>
      <style:text-properties fo:font-size="11pt" officeooo:rsid="00a2a01d" officeooo:paragraph-rsid="00a2a01d" style:font-size-asian="11pt" style:font-size-complex="11pt"/>
    </style:style>
    <style:style style:name="P133" style:family="paragraph" style:parent-style-name="Table_20_Contents">
      <style:paragraph-properties fo:text-align="start" style:justify-single-word="false"/>
      <style:text-properties fo:font-size="11pt" officeooo:rsid="00a43fb1" officeooo:paragraph-rsid="00a43fb1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1df8" style:font-weight-asian="bold" style:font-weight-complex="bold"/>
    </style:style>
    <style:style style:name="T3" style:family="text">
      <style:text-properties fo:font-weight="bold" officeooo:rsid="00860afa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6830" style:font-style-asian="normal" style:font-style-complex="normal"/>
    </style:style>
    <style:style style:name="T7" style:family="text">
      <style:text-properties fo:font-style="normal" officeooo:rsid="0028d75b" style:font-style-asian="normal" style:font-style-complex="normal"/>
    </style:style>
    <style:style style:name="T8" style:family="text">
      <style:text-properties fo:font-style="normal" officeooo:rsid="008c58ad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b4cb" style:font-weight-asian="normal" style:font-weight-complex="normal"/>
    </style:style>
    <style:style style:name="T11" style:family="text">
      <style:text-properties fo:font-weight="normal" officeooo:rsid="001c5798" style:font-weight-asian="normal" style:font-weight-complex="normal"/>
    </style:style>
    <style:style style:name="T12" style:family="text">
      <style:text-properties fo:font-style="italic" officeooo:rsid="00206830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579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ce2e3" style:font-style-asian="italic" style:font-weight-asian="normal" style:font-style-complex="italic" style:font-weight-complex="normal"/>
    </style:style>
    <style:style style:name="T16" style:family="text">
      <style:text-properties officeooo:rsid="001c5798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style:text-underline-style="none" fo:font-weight="bold" officeooo:rsid="001e7ba5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47c01e" style:font-size-asian="14pt" style:font-weight-asian="bold" style:font-size-complex="14pt" style:font-weight-complex="bold"/>
    </style:style>
    <style:style style:name="T20" style:family="text">
      <style:text-properties officeooo:rsid="001ef9e2"/>
    </style:style>
    <style:style style:name="T21" style:family="text">
      <style:text-properties officeooo:rsid="001ff5cd"/>
    </style:style>
    <style:style style:name="T22" style:family="text">
      <style:text-properties officeooo:rsid="00206830"/>
    </style:style>
    <style:style style:name="T23" style:family="text">
      <style:text-properties fo:font-size="13pt" officeooo:rsid="00860afa" style:font-size-asian="13pt" style:font-size-complex="13pt"/>
    </style:style>
    <style:style style:name="T24" style:family="text">
      <style:text-properties officeooo:rsid="00275dae"/>
    </style:style>
    <style:style style:name="T25" style:family="text">
      <style:text-properties officeooo:rsid="002ad4c3"/>
    </style:style>
    <style:style style:name="T26" style:family="text">
      <style:text-properties officeooo:rsid="00305bdd"/>
    </style:style>
    <style:style style:name="T27" style:family="text">
      <style:text-properties officeooo:rsid="00320061"/>
    </style:style>
    <style:style style:name="T28" style:family="text">
      <style:text-properties officeooo:rsid="00339048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391b28"/>
    </style:style>
    <style:style style:name="T31" style:family="text">
      <style:text-properties fo:language="en" fo:country="US" officeooo:rsid="003abb4f"/>
    </style:style>
    <style:style style:name="T32" style:family="text">
      <style:text-properties fo:language="en" fo:country="US" officeooo:rsid="003b5f9e"/>
    </style:style>
    <style:style style:name="T33" style:family="text">
      <style:text-properties fo:language="en" fo:country="US" officeooo:rsid="003bf4af"/>
    </style:style>
    <style:style style:name="T34" style:family="text">
      <style:text-properties fo:language="en" fo:country="US" officeooo:rsid="003d782f"/>
    </style:style>
    <style:style style:name="T35" style:family="text">
      <style:text-properties fo:language="en" fo:country="US" officeooo:rsid="00408f92"/>
    </style:style>
    <style:style style:name="T36" style:family="text">
      <style:text-properties fo:language="en" fo:country="US" officeooo:rsid="0064b3b4"/>
    </style:style>
    <style:style style:name="T37" style:family="text">
      <style:text-properties fo:language="en" fo:country="US" officeooo:rsid="006b8922"/>
    </style:style>
    <style:style style:name="T38" style:family="text">
      <style:text-properties fo:language="en" fo:country="US" officeooo:rsid="006c541b"/>
    </style:style>
    <style:style style:name="T39" style:family="text">
      <style:text-properties fo:language="en" fo:country="US" officeooo:rsid="0072a1d1"/>
    </style:style>
    <style:style style:name="T40" style:family="text">
      <style:text-properties fo:language="en" fo:country="US" officeooo:rsid="0075e26a"/>
    </style:style>
    <style:style style:name="T41" style:family="text">
      <style:text-properties fo:language="en" fo:country="US" officeooo:rsid="00761fe9"/>
    </style:style>
    <style:style style:name="T42" style:family="text">
      <style:text-properties officeooo:rsid="00391b28"/>
    </style:style>
    <style:style style:name="T43" style:family="text">
      <style:text-properties officeooo:rsid="003abb4f"/>
    </style:style>
    <style:style style:name="T44" style:family="text">
      <style:text-properties officeooo:rsid="003bf4af"/>
    </style:style>
    <style:style style:name="T45" style:family="text">
      <style:text-properties officeooo:rsid="003c0422"/>
    </style:style>
    <style:style style:name="T46" style:family="text">
      <style:text-properties officeooo:rsid="003d782f"/>
    </style:style>
    <style:style style:name="T47" style:family="text">
      <style:text-properties officeooo:rsid="00408f92"/>
    </style:style>
    <style:style style:name="T48" style:family="text">
      <style:text-properties officeooo:rsid="004292f3"/>
    </style:style>
    <style:style style:name="T49" style:family="text">
      <style:text-properties officeooo:rsid="00446674"/>
    </style:style>
    <style:style style:name="T50" style:family="text">
      <style:text-properties officeooo:rsid="00461c36"/>
    </style:style>
    <style:style style:name="T51" style:family="text">
      <style:text-properties officeooo:rsid="004f6d12"/>
    </style:style>
    <style:style style:name="T52" style:family="text">
      <style:text-properties officeooo:rsid="005160f1"/>
    </style:style>
    <style:style style:name="T53" style:family="text">
      <style:text-properties officeooo:rsid="00540681"/>
    </style:style>
    <style:style style:name="T54" style:family="text">
      <style:text-properties officeooo:rsid="001bb4cb"/>
    </style:style>
    <style:style style:name="T55" style:family="text">
      <style:text-properties officeooo:rsid="0054b681"/>
    </style:style>
    <style:style style:name="T56" style:family="text">
      <style:text-properties officeooo:rsid="0057a489"/>
    </style:style>
    <style:style style:name="T57" style:family="text">
      <style:text-properties officeooo:rsid="0059aa4f"/>
    </style:style>
    <style:style style:name="T58" style:family="text">
      <style:text-properties officeooo:rsid="005a21de"/>
    </style:style>
    <style:style style:name="T59" style:family="text">
      <style:text-properties officeooo:rsid="005c1f07"/>
    </style:style>
    <style:style style:name="T60" style:family="text">
      <style:text-properties officeooo:rsid="005e1eed"/>
    </style:style>
    <style:style style:name="T61" style:family="text">
      <style:text-properties officeooo:rsid="0062ecde"/>
    </style:style>
    <style:style style:name="T62" style:family="text">
      <style:text-properties officeooo:rsid="0039c96f"/>
    </style:style>
    <style:style style:name="T63" style:family="text">
      <style:text-properties officeooo:rsid="00665033"/>
    </style:style>
    <style:style style:name="T64" style:family="text">
      <style:text-properties officeooo:rsid="00375f4f"/>
    </style:style>
    <style:style style:name="T65" style:family="text">
      <style:text-properties officeooo:rsid="0067dc23"/>
    </style:style>
    <style:style style:name="T66" style:family="text">
      <style:text-properties officeooo:rsid="006b8922"/>
    </style:style>
    <style:style style:name="T67" style:family="text">
      <style:text-properties officeooo:rsid="00710d98"/>
    </style:style>
    <style:style style:name="T68" style:family="text">
      <style:text-properties officeooo:rsid="00749145"/>
    </style:style>
    <style:style style:name="T69" style:family="text">
      <style:text-properties officeooo:rsid="00860afa"/>
    </style:style>
    <style:style style:name="T70" style:family="text">
      <style:text-properties officeooo:rsid="0086868d"/>
    </style:style>
    <style:style style:name="T71" style:family="text">
      <style:text-properties officeooo:rsid="0087f2c2"/>
    </style:style>
    <style:style style:name="T72" style:family="text">
      <style:text-properties officeooo:rsid="0089b486"/>
    </style:style>
    <style:style style:name="T73" style:family="text">
      <style:text-properties fo:font-size="12pt" fo:font-weight="normal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8c58ad" style:font-size-asian="10.5pt" style:font-weight-asian="normal" style:font-size-complex="12pt" style:font-weight-complex="normal"/>
    </style:style>
    <style:style style:name="T75" style:family="text">
      <style:text-properties officeooo:rsid="008c58ad"/>
    </style:style>
    <style:style style:name="T76" style:family="text">
      <style:text-properties officeooo:rsid="008cece5"/>
    </style:style>
    <style:style style:name="T77" style:family="text">
      <style:text-properties officeooo:rsid="00920ee1"/>
    </style:style>
    <style:style style:name="T78" style:family="text">
      <style:text-properties officeooo:rsid="0093f600"/>
    </style:style>
    <style:style style:name="T79" style:family="text">
      <style:text-properties officeooo:rsid="0095c843"/>
    </style:style>
    <style:style style:name="T80" style:family="text">
      <style:text-properties officeooo:rsid="009738c2"/>
    </style:style>
    <style:style style:name="T81" style:family="text">
      <style:text-properties officeooo:rsid="009b47aa"/>
    </style:style>
    <style:style style:name="T82" style:family="text">
      <style:text-properties officeooo:rsid="009d061e"/>
    </style:style>
    <style:style style:name="T83" style:family="text">
      <style:text-properties officeooo:rsid="009d222b"/>
    </style:style>
    <style:style style:name="T84" style:family="text">
      <style:text-properties officeooo:rsid="009f68c8"/>
    </style:style>
    <style:style style:name="T85" style:family="text">
      <style:text-properties officeooo:rsid="009fb1ee"/>
    </style:style>
    <style:style style:name="T86" style:family="text">
      <style:text-properties officeooo:rsid="00a10a39"/>
    </style:style>
    <style:style style:name="T87" style:family="text">
      <style:text-properties officeooo:rsid="00a5b62f"/>
    </style:style>
    <style:style style:name="T88" style:family="text">
      <style:text-properties officeooo:rsid="00ab4b24"/>
    </style:style>
    <style:style style:name="T89" style:family="text">
      <style:text-properties officeooo:rsid="00adb8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sz Słojewski</text:p>
      <text:p text:style-name="P1">nr albumu 300268</text:p>
      <text:p text:style-name="P1"/>
      <text:p text:style-name="P5"><text:span text:style-name="T1">TKOM</text:span> <text:span text:style-name="T2">dokumentacja </text:span><text:span text:style-name="T3">projektu</text:span></text:p>
      <text:p text:style-name="P2"/>
      <text:p text:style-name="P3"/>
      <text:p text:style-name="P20">Zadanie O3</text:p>
      <text:p text:style-name="P3">Zdanie polega na stworzeniu programu który optymaliz<text:span text:style-name="T81">uje</text:span> kod programu w taki sposób, <text:span text:style-name="T81">że wyciąga</text:span> z pętli i przenosić przed pętle te instrukcje które są możliwe do przeniesienia bez wpływania na wynik działania kodu.</text:p>
      <text:p text:style-name="P6">Kod może zawierać zagnieżdżone pętle. Jedna instrukcja może być przeniesiona poza kilka zagnieżdżonych pętli.</text:p>
      <text:p text:style-name="P3"/>
      <text:p text:style-name="P4"><text:span text:style-name="T23">Język który będzie mógł zoptymalizowany to p</text:span><text:span text:style-name="T9">odzbiór języka </text:span><text:span text:style-name="T1">C</text:span></text:p>
      <text:p text:style-name="P8"/>
      <text:p text:style-name="P10">Założenia</text:p>
      <text:list xml:id="list2056982735" text:style-name="L1">
        <text:list-item>
          <text:p text:style-name="P83">Program <text:span text:style-name="T69">jest napisany</text:span> w języku C++</text:p>
        </text:list-item>
        <text:list-item>
          <text:p text:style-name="P83">Wszystkie instrukcje dostępne w implementowanym języku są wymienione <text:span text:style-name="T69">niżej</text:span> w sekcji „<text:span text:style-name="T54">Instrukcje </text:span><text:span text:style-name="T16">i wyrażenia</text:span><text:span text:style-name="T54"> dostępne w optymalizowanym kodzie</text:span>”</text:p>
        </text:list-item>
        <text:list-item>
          <text:p text:style-name="P83">Optymalizator <text:span text:style-name="T69">potrafi</text:span> przenosić instrukcje przypisania zawierające stałą liczbę <text:span text:style-name="T69">lub</text:span> wyrażenia arytmetyczne złożone <text:span text:style-name="T69">wyłącznie </text:span>z operatorów arytmetycznych i liczb</text:p>
        </text:list-item>
        <text:list-item>
          <text:p text:style-name="P84">Optymalizator potrafi także przenosić niektóre deklaracje zmiennych</text:p>
        </text:list-item>
        <text:list-item>
          <text:p text:style-name="P83">Program <text:span text:style-name="T69">jest</text:span> aplikacją konsolową optymalizującą jeden plik którego nazwa <text:span text:style-name="T69">jest</text:span> argumentem wywołania aplikacji.</text:p>
        </text:list-item>
        <text:list-item>
          <text:p text:style-name="P83">Zoptymalizowany kod <text:span text:style-name="T69">jest</text:span> zapisywany do pliku, którego nazwa <text:span text:style-name="T69">została</text:span> podana jako argument wywołania aplikacj<text:span text:style-name="T57">i </text:span><text:span text:style-name="T69">lub jeśli nie ma drugiego argumentu to kod jest wypisywany na standardowe wyjście</text:span></text:p>
        </text:list-item>
        <text:list-item>
          <text:p text:style-name="P85"><text:span text:style-name="T68">I</text:span>nicjacja każdej zmiennej odbywa się <text:span text:style-name="T69">w oddzielnej instrukcji</text:span></text:p>
        </text:list-item>
        <text:list-item>
          <text:p text:style-name="P86">W części inicjacyjnej pętli for musi znaleźć się inicjacja zmiennej, przypisanie wartości lub może pozostać pusta operacja <text:span text:style-name="T70">(średnik)</text:span>.</text:p>
        </text:list-item>
        <text:list-item>
          <text:p text:style-name="P87">W części aktualizacyjnej pętli for należy zmienić wartość zmiennej lub pozostawić tę część pustą</text:p>
        </text:list-item>
        <text:list-item>
          <text:p text:style-name="P88">W pętli musi występować warunek logiczny</text:p>
        </text:list-item>
        <text:list-item>
          <text:p text:style-name="P87">Blok operacji przypisanych do pętli zaczyna się od ‘{’ i kończył ‘}’</text:p>
        </text:list-item>
        <text:list-item>
          <text:p text:style-name="P89">Ze względu na możliwe niejednoznaczności niedopuszczane są wyrażenia zawierające 3 takie same znaki operatorów: (+++ lub ---) np. ‘a+++b’.</text:p>
        </text:list-item>
        <text:list-item>
          <text:p text:style-name="P90">Nie można też w jednej operacji jednocześnie dokonać modyfikacji zmiennej pre oraz post inkrementacyjnej/dekrementacyjnej np. ‘--a++’</text:p>
        </text:list-item>
        <text:list-item>
          <text:p text:style-name="P91">Maksymalna długość <text:span text:style-name="T48">pojedynczego tokena</text:span> <text:span text:style-name="T71">wynosi</text:span> 64 znaki.</text:p>
        </text:list-item>
      </text:list>
      <text:p text:style-name="P37"/>
      <text:p text:style-name="P19"><text:span text:style-name="T71">Zadania programu</text:span>:</text:p>
      <text:list xml:id="list3166344516" text:style-name="L2">
        <text:list-item>
          <text:p text:style-name="P93">Odczytywanie, analizowanie i optymalizowanie podanego kodu zgodnego z zdefiniowaną składnią.</text:p>
        </text:list-item>
        <text:list-item>
          <text:p text:style-name="P93">Zgłaszanie błędów wykrytych podczas analizy kodu</text:p>
        </text:list-item>
        <text:list-item>
          <text:p text:style-name="P93">Tworzenie zmiennych <text:span text:style-name="T71">w </text:span>trzech obsługiwanych <text:span text:style-name="T71">typach</text:span></text:p>
        </text:list-item>
        <text:list-item>
          <text:p text:style-name="P93">Obsługa zakresu dostępności zmiennych.</text:p>
        </text:list-item>
        <text:list-item>
          <text:p text:style-name="P93">Używanie pętli for</text:p>
        </text:list-item>
        <text:list-item>
          <text:p text:style-name="P93">Kod po optymalizacji musi <text:span text:style-name="T25">być równoznaczny z kodem oryginalnym.</text:span></text:p>
        </text:list-item>
      </text:list>
      <text:p text:style-name="P94"/>
      <text:p text:style-name="P94"/>
      <text:p text:style-name="P94"/>
      <text:p text:style-name="P127"><text:soft-page-break/>Optymalizowane wyrażenia:</text:p>
      <text:p text:style-name="P101">Program przenosi dwa rodzaje wyrażeń przed pętlę w której takie wyrażenie występuje.</text:p>
      <text:list xml:id="list1714222753" text:style-name="L3">
        <text:list-item>
          <text:p text:style-name="P95">przypisanie <text:span text:style-name="T72">wartości do zmiennej</text:span></text:p>
          <text:list>
            <text:list-item>
              <text:p text:style-name="P102">Przenoszone są wszystkie możliwe do przeniesienia przypisania, które nie zmienią działania programu.</text:p>
            </text:list-item>
            <text:list-item>
              <text:p text:style-name="P96"><text:span text:style-name="T88">Warunki które muszą być spełnione, aby takie wyrażenie zostało przeniesione</text:span>:</text:p>
              <text:list>
                <text:list-item>
                  <text:p text:style-name="P96">przypisanie składa się jedynie w pojedynczego elementu będącego liczbą lub z wyrażenia arytmetycznego zawierającego <text:span text:style-name="T72">jedynie liczby i operatory (bez zmiennych)</text:span></text:p>
                </text:list-item>
                <text:list-item>
                  <text:p text:style-name="P98">zmienna nie została wcześniej użyta w bloku z którego ma zostać przeniesiona ani w operacji for do której blok należy</text:p>
                </text:list-item>
                <text:list-item>
                  <text:p text:style-name="P103">wartość zmiennej nie została zmieniona po żadnym użyciu jej</text:p>
                </text:list-item>
                <text:list-item>
                  <text:p text:style-name="P98">zmienna została zdefiniowana w nadrzędnym bloku lub na jeszcze niższym poziomie</text:p>
                </text:list-item>
              </text:list>
            </text:list-item>
          </text:list>
        </text:list-item>
        <text:list-item>
          <text:p text:style-name="P98">definicja zmiennej</text:p>
          <text:list>
            <text:list-item>
              <text:p text:style-name="P97"><text:span text:style-name="T88">Warunki które muszą być spełnione, aby takie wyrażenie zostało przeniesione</text:span>:</text:p>
              <text:list>
                <text:list-item>
                  <text:p text:style-name="P98">nazwa zmiennej nie może być użyta na głębokości na której znajduje się definicja więcej niż jeden raz (jedyne wystąpienie to to w definicji)</text:p>
                </text:list-item>
                <text:list-item>
                  <text:p text:style-name="P99">nazwa zmiennej nie może być użyta w bloku nadrzędnym</text:p>
                </text:list-item>
              </text:list>
            </text:list-item>
          </text:list>
        </text:list-item>
      </text:list>
      <text:p text:style-name="P15">Instrukcje które mogą być przenoszone:</text:p>
      <text:list xml:id="list1234510131" text:style-name="L4">
        <text:list-item>
          <text:p text:style-name="P109">zmienna = liczba;</text:p>
          <text:p text:style-name="P109">Przykłady:</text:p>
          <text:list>
            <text:list-item>
              <text:p text:style-name="P109">a = 5;</text:p>
            </text:list-item>
            <text:list-item>
              <text:p text:style-name="P109">a = <text:span text:style-name="T28">3.14</text:span>;</text:p>
            </text:list-item>
          </text:list>
        </text:list-item>
        <text:list-item>
          <text:p text:style-name="P109">zmienna = wyrażenie <text:span text:style-name="T53">złożone z samych liczb</text:span>;</text:p>
          <text:list>
            <text:list-item>
              <text:p text:style-name="P111">a = 5 * 3;</text:p>
            </text:list-item>
            <text:list-item>
              <text:p text:style-name="P112">a = <text:span text:style-name="T53">12</text:span> * 3 + <text:span text:style-name="T53">56</text:span> / 5;</text:p>
            </text:list-item>
          </text:list>
        </text:list-item>
        <text:list-item>
          <text:p text:style-name="P113">typ danych zmienna = wyrażenie z samych liczb;</text:p>
          <text:list>
            <text:list-item>
              <text:p text:style-name="P114">int a = 5;</text:p>
            </text:list-item>
            <text:list-item>
              <text:p text:style-name="P104">int b = 12 * 5;</text:p>
            </text:list-item>
          </text:list>
        </text:list-item>
      </text:list>
      <text:p text:style-name="P8"/>
      <text:p text:style-name="P9">Instrukcje <text:span text:style-name="T16">i wyrażenia</text:span> dostępne w optymalizowanym kodzie:</text:p>
      <text:list xml:id="list4187359719" text:style-name="L5">
        <text:list-item>
          <text:p text:style-name="P92">pętla for</text:p>
          <text:list>
            <text:list-item>
              <text:p text:style-name="P123"><text:span text:style-name="T9">for(</text:span><text:span text:style-name="T13">przypisanie_wartości_iteratorowi</text:span><text:span text:style-name="T9">; </text:span><text:span text:style-name="T13">warunek_logiczny</text:span><text:span text:style-name="T9">; </text:span><text:span text:style-name="T13">aktualizacja_iteratora</text:span><text:span text:style-name="T9">)</text:span><text:span text:style-name="T11">{</text:span><text:span text:style-name="T14">zbiór_instrukcji</text:span><text:span text:style-name="T11">}</text:span></text:p>
            </text:list-item>
          </text:list>
        </text:list-item>
        <text:list-item>
          <text:p text:style-name="P92">instrukcja przypisania</text:p>
          <text:list>
            <text:list-item>
              <text:p text:style-name="P123"><text:span text:style-name="T13">nazwa_zmiennej</text:span><text:span text:style-name="T9"> = </text:span><text:span text:style-name="T13">liczba</text:span><text:span text:style-name="T4">;</text:span></text:p>
            </text:list-item>
            <text:list-item>
              <text:p text:style-name="P124"><text:span text:style-name="T13">nazwa_zmiennej</text:span><text:span text:style-name="T9"> = </text:span><text:span text:style-name="T13">wyrażenie</text:span><text:span text:style-name="T4">;</text:span></text:p>
            </text:list-item>
          </text:list>
        </text:list-item>
        <text:list-item>
          <text:p text:style-name="P115">wyrażenie arytmetyczne</text:p>
          <text:list>
            <text:list-item>
              <text:p text:style-name="P119"><text:span text:style-name="T13">liczba</text:span><text:span text:style-name="T9"> </text:span><text:span text:style-name="T13">operator</text:span><text:span text:style-name="T9"> </text:span><text:span text:style-name="T13">nazwa_zmiennej</text:span></text:p>
            </text:list-item>
            <text:list-item>
              <text:p text:style-name="P120"><text:span text:style-name="T13">liczba</text:span><text:span text:style-name="T15">1</text:span><text:span text:style-name="T9"> </text:span><text:span text:style-name="T13">operator</text:span><text:span text:style-name="T9"> </text:span><text:span text:style-name="T13">liczba</text:span><text:span text:style-name="T15">2</text:span></text:p>
            </text:list-item>
            <text:list-item>
              <text:p text:style-name="P120"><text:span text:style-name="T13">nazwa_zmiennej</text:span><text:span text:style-name="T9"> </text:span><text:span text:style-name="T13">operator</text:span><text:span text:style-name="T9"> </text:span><text:span text:style-name="T13">liczba</text:span></text:p>
            </text:list-item>
            <text:list-item>
              <text:p text:style-name="P120"><text:span text:style-name="T13">nazwa_zmiennej</text:span><text:span text:style-name="T15">1</text:span><text:span text:style-name="T9"> </text:span><text:span text:style-name="T13">operator</text:span><text:span text:style-name="T9"> </text:span><text:span text:style-name="T13">nazwa_zmiennej</text:span><text:span text:style-name="T15">2</text:span></text:p>
            </text:list-item>
          </text:list>
        </text:list-item>
        <text:list-item>
          <text:p text:style-name="P115">dostępne operatory <text:span text:style-name="T26">arytmetyczne</text:span></text:p>
          <text:list>
            <text:list-item>
              <text:p text:style-name="P120"><text:span text:style-name="T9">mnożenie:</text:span><text:span text:style-name="T13"> *</text:span></text:p>
            </text:list-item>
            <text:list-item>
              <text:p text:style-name="P115">dzielenie: /</text:p>
            </text:list-item>
            <text:list-item>
              <text:p text:style-name="P115">dodawanie: +</text:p>
            </text:list-item>
            <text:list-item>
              <text:p text:style-name="P115">odejmowanie: -</text:p>
            </text:list-item>
          </text:list>
        </text:list-item>
        <text:list-item>
          <text:p text:style-name="P116">operatory logiczne</text:p>
          <text:list>
            <text:list-item>
              <text:p text:style-name="P116">mniejsze: &lt;</text:p>
            </text:list-item>
            <text:list-item>
              <text:p text:style-name="P116">większe: &gt;</text:p>
            </text:list-item>
            <text:list-item>
              <text:p text:style-name="P116">równe: ==</text:p>
            </text:list-item>
          </text:list>
        </text:list-item>
        <text:list-item>
          <text:p text:style-name="P117">inkrementacja</text:p>
          <text:list>
            <text:list-item>
              <text:p text:style-name="P121"><text:span text:style-name="T13">zmienna</text:span><text:span text:style-name="T9">++</text:span><text:span text:style-name="T10">;</text:span></text:p>
            </text:list-item>
            <text:list-item>
              <text:p text:style-name="P121"><text:soft-page-break/><text:span text:style-name="T9">++</text:span><text:span text:style-name="T13">zmienna</text:span><text:span text:style-name="T10">;</text:span></text:p>
            </text:list-item>
          </text:list>
        </text:list-item>
        <text:list-item>
          <text:p text:style-name="P117">dekrementacja</text:p>
          <text:list>
            <text:list-item>
              <text:p text:style-name="P121"><text:span text:style-name="T13">zmienna--</text:span><text:span text:style-name="T10">;</text:span></text:p>
            </text:list-item>
            <text:list-item>
              <text:p text:style-name="P121"><text:span text:style-name="T13">--zmienna</text:span><text:span text:style-name="T10">;</text:span></text:p>
            </text:list-item>
          </text:list>
        </text:list-item>
        <text:list-item>
          <text:p text:style-name="P117">odwołanie do indeksu w tablicy (każdy indeks w tablicy traktowany jest jako zmienna)</text:p>
          <text:list>
            <text:list-item>
              <text:p text:style-name="P121"><text:span text:style-name="T13">nazwa_tablicy</text:span><text:span text:style-name="T9">[</text:span><text:span text:style-name="T13">numer_indeksu</text:span><text:span text:style-name="T9">]</text:span></text:p>
            </text:list-item>
          </text:list>
        </text:list-item>
        <text:list-item>
          <text:p text:style-name="P118">inicjacja zmiennej</text:p>
          <text:list>
            <text:list-item>
              <text:p text:style-name="P118">typ nazwa_zmiennej;</text:p>
            </text:list-item>
            <text:list-item>
              <text:p text:style-name="P118">typ nazwa_zmiennej = wyrażenie;</text:p>
            </text:list-item>
          </text:list>
        </text:list-item>
      </text:list>
      <text:p text:style-name="P12">Obsługiwane typy danych:</text:p>
      <text:list xml:id="list880836816" text:style-name="L6">
        <text:list-item>
          <text:p text:style-name="P110">int – <text:span text:style-name="T56">maksymalnie 9 cyfr</text:span></text:p>
        </text:list-item>
        <text:list-item>
          <text:p text:style-name="P110">long – <text:span text:style-name="T56">maksymalnie 12 cyfr</text:span></text:p>
        </text:list-item>
        <text:list-item>
          <text:p text:style-name="P110">double – <text:span text:style-name="T56">maksymalnie 4 cyfry przed przecinkiem i 15 po przecinku</text:span></text:p>
        </text:list-item>
      </text:list>
      <text:p text:style-name="P16"/>
      <text:p text:style-name="P14"/>
      <text:p text:style-name="P13"/>
      <text:p text:style-name="P34">Gramatyka</text:p>
      <text:p text:style-name="P48">program = {operation};</text:p>
      <text:p text:style-name="P42"><text:span text:style-name="T29">operation = loop | (</text:span><text:span text:style-name="T37">[variable, (</text:span><text:span text:style-name="T30">incrementalOperator </text:span><text:span text:style-name="T37">| </text:span><text:span text:style-name="T32">a</text:span><text:span text:style-name="T34">ssigment</text:span><text:span text:style-name="T37">)</text:span><text:span text:style-name="T29"> | initiation </text:span><text:span text:style-name="T38">|</text:span><text:span text:style-name="T29"> </text:span><text:span text:style-name="T37">preI</text:span><text:span text:style-name="T33">ncrementation</text:span><text:span text:style-name="T35">]</text:span><text:span text:style-name="T29">, “;”);</text:span></text:p>
      <text:p text:style-name="P43"><text:span text:style-name="T29">loop = “for(”, [initiation | </text:span><text:span text:style-name="T40">(variable, </text:span><text:span text:style-name="T29">assigment</text:span><text:span text:style-name="T40">)</text:span><text:span text:style-name="T29">], “;”,</text:span><text:span text:style-name="T33">condition,”;”,</text:span><text:span text:style-name="T29">[</text:span><text:span text:style-name="T39">preIncrementation| (variable, </text:span><text:span text:style-name="T30">incrementalOperator</text:span><text:span text:style-name="T39">|</text:span><text:span text:style-name="T32">a</text:span><text:span text:style-name="T34">ssigment</text:span><text:span text:style-name="T39">)</text:span><text:span text:style-name="T29">],”)”,”{“,{operation},”}”</text:span><text:span text:style-name="T36">;</text:span></text:p>
      <text:p text:style-name="P41"><text:span text:style-name="T31">i</text:span><text:span text:style-name="T29">nitiation = type, variable, </text:span><text:span text:style-name="T41">[</text:span><text:span text:style-name="T29">assigment</text:span><text:span text:style-name="T41">]</text:span><text:span text:style-name="T29">;</text:span></text:p>
      <text:p text:style-name="P40"><text:span text:style-name="T32">a</text:span><text:span text:style-name="T29">ssigment = “=”, </text:span><text:span text:style-name="T33">arithmeticE</text:span><text:span text:style-name="T31">xpression;</text:span></text:p>
      <text:p text:style-name="P52"/>
      <text:p text:style-name="P56">condition = <text:span text:style-name="T44">arithmeticE</text:span>xpression, relationOperator, arithmeticExpression;</text:p>
      <text:p text:style-name="P55"><text:span text:style-name="T44">arithmeticE</text:span>xpression = <text:span text:style-name="T63">primaryExpression, </text:span><text:span text:style-name="T67">{</text:span><text:span text:style-name="T42">additiveOperator</text:span><text:span text:style-name="T67">|</text:span><text:span text:style-name="T42">multiplicativeOperator, </text:span><text:span text:style-name="T63">primaryExpression</text:span><text:span text:style-name="T67">};</text:span></text:p>
      <text:p text:style-name="P53">primaryExpression = <text:span text:style-name="T66">(</text:span><text:span text:style-name="T45">variable, </text:span><text:span text:style-name="T66">[</text:span><text:span text:style-name="T42">incrementalOperator</text:span><text:span text:style-name="T66">])</text:span><text:span text:style-name="T45"> </text:span>| <text:span text:style-name="T64">number </text:span><text:span text:style-name="T65">|</text:span><text:span text:style-name="T66">preI</text:span><text:span text:style-name="T44">ncrementation</text:span><text:span text:style-name="T64">;</text:span></text:p>
      <text:p text:style-name="P54"><text:span text:style-name="T66">preI</text:span>ncrementation = <text:span text:style-name="T42">incrementalOperator , </text:span>variable;</text:p>
      <text:p text:style-name="P44">variable <text:span text:style-name="T61">= </text:span><text:span text:style-name="T62">variable</text:span><text:span text:style-name="T61">Name, (</text:span>“[“, <text:span text:style-name="T44">arithmeticE</text:span><text:span text:style-name="T43">xpression, “</text:span>]”<text:span text:style-name="T61">);</text:span></text:p>
      <text:p text:style-name="P45"/>
      <text:p text:style-name="P45">variable<text:span text:style-name="T61">Name</text:span> = <text:span text:style-name="T46">sign</text:span>, {sign<text:span text:style-name="T45">| digit</text:span>};</text:p>
      <text:p text:style-name="P46">number = (“0”|digitWithoutZero,{digit}),[“.”,digit,{digit}];</text:p>
      <text:p text:style-name="P46">digit = “0” | digitWithoutZero;</text:p>
      <text:p text:style-name="P39">digitWithoutZero = <text:span text:style-name="T29">“1”</text:span><text:span text:style-name="T30">|”2”|”3”|”4”|”5”|”6”|”7”|”8”|</text:span><text:span text:style-name="T29">”9”;</text:span></text:p>
      <text:p text:style-name="P49">sign = letter | “_”;</text:p>
      <text:p text:style-name="P50">letter = “a”|….|”z”|”A”|….|”Z”;</text:p>
      <text:p text:style-name="P50">relationOperator = “&lt;” | “&gt;” | “==”;</text:p>
      <text:p text:style-name="P50">additiveOperator = “+” | “-”;</text:p>
      <text:p text:style-name="P50">multiplicativeOperator = “*” | “/”;</text:p>
      <text:p text:style-name="P50">incrementalOperator = “++” | “–”;</text:p>
      <text:p text:style-name="P51">type = “int” | “long” | “double”;</text:p>
      <text:p text:style-name="P50"><text:soft-page-break/></text:p>
      <text:p text:style-name="P47"/>
      <text:p text:style-name="P3"><text:span text:style-name="T17">Przykłady </text:span><text:span text:style-name="T18">optymalizacji </text:span><text:span text:style-name="T19">kodu</text:span><text:span text:style-name="T17">:</text:span> </text:p>
      <table:table table:name="Tabela1" table:style-name="Tabela1">
        <table:table-column table:style-name="Tabela1.A"/>
        <table:table-column table:style-name="Tabela1.B"/>
        <table:table-row table:style-name="TableLine94189647044912">
          <table:table-cell table:style-name="Tabela1.A1" office:value-type="string">
            <text:p text:style-name="P64">Przed optymalizacją</text:p>
          </table:table-cell>
          <table:table-cell table:style-name="Tabela1.B1" office:value-type="string">
            <text:p text:style-name="P64">Po optymalizacji</text:p>
          </table:table-cell>
        </table:table-row>
        <table:table-row table:style-name="TableLine94189647779520">
          <table:table-cell table:style-name="Tabela1.A2" table:number-columns-spanned="2" office:value-type="string">
            <text:p text:style-name="P69"><text:span text:style-name="T84">1. </text:span>Proste przeniesienie przypisania</text:p>
          </table:table-cell>
          <table:covered-table-cell/>
        </table:table-row>
        <table:table-row table:style-name="TableLine94189648796016">
          <table:table-cell table:style-name="Tabela1.A3" office:value-type="string">
            <text:p text:style-name="P70">int a;</text:p>
            <text:p text:style-name="P70">int b[100];</text:p>
            <text:p text:style-name="P70">int c[100];</text:p>
            <text:p text:style-name="P71">for (<text:span text:style-name="T47">int </text:span>i=1; i&lt;100; i++) { a=5; b[i] = c[i] *a; }</text:p>
          </table:table-cell>
          <table:table-cell table:style-name="Tabela1.A2" office:value-type="string">
            <text:p text:style-name="P70">int a;</text:p>
            <text:p text:style-name="P70">int b[100];</text:p>
            <text:p text:style-name="P70">int c[100];</text:p>
            <text:p text:style-name="P72">a=5;</text:p>
            <text:p text:style-name="P71">for (<text:span text:style-name="T47">int </text:span>i=1; i&lt;100; i++) { b[i] = c[i] *a; }</text:p>
          </table:table-cell>
        </table:table-row>
        <table:table-row table:style-name="TableLine94189648741536">
          <table:table-cell table:style-name="Tabela1.A2" table:number-columns-spanned="2" office:value-type="string">
            <text:p text:style-name="P73"><text:span text:style-name="T85">2. </text:span>Przeniesienie o dwa poziomy</text:p>
          </table:table-cell>
          <table:covered-table-cell/>
        </table:table-row>
        <table:table-row table:style-name="TableLine94189648749104">
          <table:table-cell table:style-name="Tabela1.A3" office:value-type="string">
            <text:p text:style-name="P74">int i;</text:p>
            <text:p text:style-name="P74"><text:span text:style-name="T57">int </text:span>j;</text:p>
            <text:p text:style-name="P74">int a;</text:p>
            <text:p text:style-name="P74"><text:span text:style-name="T57">int </text:span>b[20];</text:p>
            <text:p text:style-name="P65">for (i=1; i&lt;20; i++){</text:p>
            <text:p text:style-name="P65">for (<text:span text:style-name="T21">j</text:span>=1; <text:span text:style-name="T22">j</text:span>&lt;20; <text:span text:style-name="T22">j</text:span>++){<text:span text:style-name="T20">a = 5; b</text:span><text:span text:style-name="T22">[j]</text:span><text:span text:style-name="T20"> = a * i;</text:span></text:p>
            <text:p text:style-name="P79">}}</text:p>
          </table:table-cell>
          <table:table-cell table:style-name="Tabela1.A2" office:value-type="string">
            <text:p text:style-name="P75">int i;</text:p>
            <text:p text:style-name="P75"><text:span text:style-name="T57">int </text:span>j;</text:p>
            <text:p text:style-name="P75">int a;</text:p>
            <text:p text:style-name="P75"><text:span text:style-name="T57">int </text:span>b[20];</text:p>
            <text:p text:style-name="P79">a = 5; </text:p>
            <text:p text:style-name="P65">for (i=1; i&lt;20; i++){</text:p>
            <text:p text:style-name="P65">for (<text:span text:style-name="T22">j</text:span>=1; <text:span text:style-name="T22">j</text:span>&lt;20; <text:span text:style-name="T22">j</text:span>++){<text:span text:style-name="T20">b</text:span><text:span text:style-name="T22">[j]</text:span><text:span text:style-name="T20"> = a * i;</text:span></text:p>
            <text:p text:style-name="P79">}}</text:p>
          </table:table-cell>
        </table:table-row>
        <table:table-row table:style-name="TableLine94189648751872">
          <table:table-cell table:style-name="Tabela1.A2" table:number-columns-spanned="2" office:value-type="string">
            <text:p text:style-name="P57"><text:span text:style-name="T85">3. </text:span>Przeniesienie przypisania, <text:span text:style-name="T78">gdy zmienna jest użyta w instrukcji for</text:span></text:p>
          </table:table-cell>
          <table:covered-table-cell/>
        </table:table-row>
        <table:table-row table:style-name="TableLine94189648754464">
          <table:table-cell table:style-name="Tabela1.A3" office:value-type="string">
            <text:p text:style-name="P58">int i;</text:p>
            <text:p text:style-name="P58"><text:span text:style-name="T58">int </text:span>j;</text:p>
            <text:p text:style-name="P58">int a;</text:p>
            <text:p text:style-name="P58"><text:span text:style-name="T58">int </text:span>b[20];</text:p>
            <text:p text:style-name="P58"><text:span text:style-name="T58">int </text:span>c[20];</text:p>
            <text:p text:style-name="P60">for (i=1; i&lt;<text:span text:style-name="T77">a</text:span>; i++){</text:p>
            <text:p text:style-name="P60">for (<text:span text:style-name="T21">j</text:span>=1; <text:span text:style-name="T21">j</text:span>&lt;20; <text:span text:style-name="T21">j</text:span>++){<text:span text:style-name="T20">a = 5; b</text:span><text:span text:style-name="T21">[</text:span><text:span text:style-name="T22">j</text:span><text:span text:style-name="T21">]</text:span><text:span text:style-name="T20"> = a * i;</text:span></text:p>
            <text:p text:style-name="P62">}</text:p>
            <text:p text:style-name="P62">a = 5 * b<text:span text:style-name="T22">[i]</text:span>;</text:p>
            <text:p text:style-name="P62">c<text:span text:style-name="T21">[i]</text:span> = a – 10;</text:p>
            <text:p text:style-name="P62">}</text:p>
          </table:table-cell>
          <table:table-cell table:style-name="Tabela1.A2" office:value-type="string">
            <text:p text:style-name="P59">int i;</text:p>
            <text:p text:style-name="P59"><text:span text:style-name="T58">int </text:span>j;</text:p>
            <text:p text:style-name="P59">int a;</text:p>
            <text:p text:style-name="P59"><text:span text:style-name="T58">int </text:span>b[20];</text:p>
            <text:p text:style-name="P59"><text:span text:style-name="T58">int </text:span>c[20];</text:p>
            <text:p text:style-name="P61">for (i=1; i&lt;<text:span text:style-name="T77">a</text:span>; i++){</text:p>
            <text:p text:style-name="P63">a = 5;</text:p>
            <text:p text:style-name="P61">for (<text:span text:style-name="T21">j</text:span>=1; <text:span text:style-name="T21">j</text:span>&lt;20; <text:span text:style-name="T21">j</text:span>++){<text:span text:style-name="T20">b</text:span><text:span text:style-name="T21">[</text:span><text:span text:style-name="T22">j</text:span><text:span text:style-name="T21">]</text:span><text:span text:style-name="T20"> = a * i;</text:span></text:p>
            <text:p text:style-name="P63">}</text:p>
            <text:p text:style-name="P63">a = 5 * b<text:span text:style-name="T22">[i]</text:span>;</text:p>
            <text:p text:style-name="P63">c<text:span text:style-name="T21">[i]</text:span> = a – 10;</text:p>
            <text:p text:style-name="P63">}</text:p>
          </table:table-cell>
        </table:table-row>
        <table:table-row table:style-name="TableLine94189648758592">
          <table:table-cell table:style-name="Tabela1.A2" table:number-columns-spanned="2" office:value-type="string">
            <text:p text:style-name="P80"><text:span text:style-name="T85">4. </text:span>Niemożność przeniesienia przypisania, ponieważ zmieniłby <text:span text:style-name="T80">to działanie programu</text:span></text:p>
          </table:table-cell>
          <table:covered-table-cell/>
        </table:table-row>
        <table:table-row table:style-name="TableLine94189648761088">
          <table:table-cell table:style-name="Tabela1.A3" office:value-type="string">
            <text:p text:style-name="P76">int a <text:span text:style-name="T79">= 3</text:span>;</text:p>
            <text:p text:style-name="P76"><text:span text:style-name="T59">int </text:span>b[20];</text:p>
            <text:p text:style-name="P66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  <table:table-cell table:style-name="Tabela1.A2" office:value-type="string">
            <text:p text:style-name="P77">int a <text:span text:style-name="T79">= 3</text:span>;</text:p>
            <text:p text:style-name="P77"><text:span text:style-name="T59">int </text:span>b[20];</text:p>
            <text:p text:style-name="P66">for (<text:span text:style-name="T47">int </text:span>i=1; i&lt;20; i++)<text:span text:style-name="T21">{b[i] = 2 * a; a = 5; </text:span><text:span text:style-name="T22">a = a + 1;</text:span><text:span text:style-name="T21">}</text:span></text:p>
          </table:table-cell>
        </table:table-row>
        <table:table-row table:style-name="TableLine94189648763024">
          <table:table-cell table:style-name="Tabela1.A2" table:number-columns-spanned="2" office:value-type="string">
            <text:p text:style-name="P81"><text:span text:style-name="T85">5. </text:span><text:span text:style-name="T89">Niemożność przeniesienia zmiennej która jest używana i zmieniana jest jej wartość</text:span></text:p>
          </table:table-cell>
          <table:covered-table-cell/>
        </table:table-row>
        <table:table-row table:style-name="TableLine94189648765392">
          <table:table-cell table:style-name="Tabela1.A3" office:value-type="string">
            <text:p text:style-name="P78">int i;</text:p>
            <text:p text:style-name="P78"><text:span text:style-name="T60">int </text:span>a;</text:p>
            <text:p text:style-name="P78"><text:span text:style-name="T60">int</text:span> b[20];</text:p>
            <text:p text:style-name="P78"><text:span text:style-name="T60">int</text:span> c;</text:p>
            <text:p text:style-name="P67">for (i=1; i&lt;20; i++)<text:span text:style-name="T21">{a = 5; </text:span><text:span text:style-name="T47">c = 10;</text:span><text:span text:style-name="T21"> b[i] = 2 * a </text:span><text:span text:style-name="T47">+ c</text:span><text:span text:style-name="T21">; </text:span><text:span text:style-name="T22">a = a + 1;</text:span><text:span text:style-name="T21">}</text:span></text:p>
          </table:table-cell>
          <table:table-cell table:style-name="Tabela1.A2" office:value-type="string">
            <text:p text:style-name="P68">int i;</text:p>
            <text:p text:style-name="P68">int a;</text:p>
            <text:p text:style-name="P68">int b[20];</text:p>
            <text:p text:style-name="P68">int c;</text:p>
            <text:p text:style-name="P68">c = 10;</text:p>
            <text:p text:style-name="P68">for(i = 1; i &lt; 20; i++){</text:p>
            <text:p text:style-name="P68"><text:s text:c="8"/>a = 5;</text:p>
            <text:p text:style-name="P68"><text:s text:c="8"/>b[i] = 2 * a + c;</text:p>
            <text:p text:style-name="P68"><text:s text:c="8"/>a = a + 1;</text:p>
            <text:p text:style-name="P68">}</text:p>
          </table:table-cell>
        </table:table-row>
        <table:table-row table:style-name="TableLine94189648767456">
          <table:table-cell table:style-name="Tabela1.A2" table:number-columns-spanned="2" office:value-type="string">
            <text:p text:style-name="P82"><text:span text:style-name="T85">6. </text:span>Przeniesienie definicji <text:span text:style-name="T82">zmiennej</text:span></text:p>
          </table:table-cell>
          <table:covered-table-cell/>
        </table:table-row>
        <table:table-row table:style-name="TableLine94189648769664">
          <table:table-cell table:style-name="Tabela1.A3" office:value-type="string">
            <text:p text:style-name="P82">for(int a = 0; a &lt; 10; ++a){</text:p>
            <text:p text:style-name="P82"><text:tab/>for(int b = 0; b &lt; 20; ++b){</text:p>
            <text:p text:style-name="P82"><text:soft-page-break/><text:tab/><text:tab/>int x = 0;</text:p>
            <text:p text:style-name="P82"><text:tab/><text:tab/>for(int c = 0; c &lt; 10; ++c){</text:p>
            <text:p text:style-name="P82"><text:tab/><text:tab/><text:tab/>x = x + 2;</text:p>
            <text:p text:style-name="P82"><text:tab/><text:tab/>}</text:p>
            <text:p text:style-name="P82"><text:tab/>}</text:p>
            <text:p text:style-name="P82">}</text:p>
          </table:table-cell>
          <table:table-cell table:style-name="Tabela1.A2" office:value-type="string">
            <text:p text:style-name="P68">int x = 0;</text:p>
            <text:p text:style-name="P68">for(int a = 0; a &lt; 10; ++a){</text:p>
            <text:p text:style-name="P68"><text:soft-page-break/><text:tab/>for(int b = 0; b &lt; 20; ++b){</text:p>
            <text:p text:style-name="P68"><text:tab/><text:tab/>for(int c = 0; c &lt; 10; ++c){</text:p>
            <text:p text:style-name="P68"><text:tab/><text:tab/><text:tab/>x = x + 2;</text:p>
            <text:p text:style-name="P68"><text:tab/><text:tab/>}</text:p>
            <text:p text:style-name="P68"><text:tab/>}</text:p>
            <text:p text:style-name="P68">}</text:p>
          </table:table-cell>
        </table:table-row>
        <table:table-row table:style-name="TableLine94189648769664">
          <table:table-cell table:style-name="Tabela1.A2" table:number-columns-spanned="2" office:value-type="string">
            <text:p text:style-name="P131">7. Błąd lexera – <text:span text:style-name="T87">nieznany token</text:span></text:p>
          </table:table-cell>
          <table:covered-table-cell/>
        </table:table-row>
        <table:table-row table:style-name="TableLine94189648769664">
          <table:table-cell table:style-name="Tabela1.A3" office:value-type="string">
            <text:p text:style-name="P131">int a = <text:span text:style-name="T86">#</text:span>; </text:p>
          </table:table-cell>
          <table:table-cell table:style-name="Tabela1.A2" office:value-type="string">
            <text:p text:style-name="P68">LEXER ERROR: line 1; sign 9</text:p>
            <text:p text:style-name="P68">#;</text:p>
            <text:p text:style-name="P68">Unknow token</text:p>
            <text:p text:style-name="P68">PARSER ERROR: line 1; sign 8</text:p>
            <text:p text:style-name="P68">expected expression after assign operator</text:p>
            <text:p text:style-name="P68">Cannot optimize - error in code</text:p>
          </table:table-cell>
        </table:table-row>
        <table:table-row table:style-name="TableLine94189648769664">
          <table:table-cell table:style-name="Tabela1.A2" table:number-columns-spanned="2" office:value-type="string">
            <text:p text:style-name="P132">8. Błąd parsera – <text:span text:style-name="T87">oczekiwano średnik na koniec operacji</text:span></text:p>
          </table:table-cell>
          <table:covered-table-cell/>
        </table:table-row>
        <table:table-row table:style-name="TableLine94189648769664">
          <table:table-cell table:style-name="Tabela1.A3" office:value-type="string">
            <text:p text:style-name="P132">int a = 10</text:p>
            <text:p text:style-name="P132">a = 5;</text:p>
          </table:table-cell>
          <table:table-cell table:style-name="Tabela1.A2" office:value-type="string">
            <text:p text:style-name="P68">PARSER ERROR: line 2; sign 0</text:p>
            <text:p text:style-name="P68">expected semicolon after operation</text:p>
            <text:p text:style-name="P68">Cannot optimize - error in code</text:p>
          </table:table-cell>
        </table:table-row>
        <table:table-row table:style-name="TableLine94189648769664">
          <table:table-cell table:style-name="Tabela1.A2" table:number-columns-spanned="2" office:value-type="string">
            <text:p text:style-name="P133">9. Błąd analizatora semantycznego – <text:span text:style-name="T87">zdefiniowano zmienną, a nie tablicę</text:span></text:p>
          </table:table-cell>
          <table:covered-table-cell/>
        </table:table-row>
        <table:table-row table:style-name="TableLine94189648769664">
          <table:table-cell table:style-name="Tabela1.A3" office:value-type="string">
            <text:p text:style-name="P133">int b = 10;</text:p>
            <text:p text:style-name="P133">int a = b[3];</text:p>
          </table:table-cell>
          <table:table-cell table:style-name="Tabela1.A2" office:value-type="string">
            <text:p text:style-name="P68">ANALYZER ERROR: line 2; sign 9</text:p>
            <text:p text:style-name="P68">Undefined variable name b[]</text:p>
            <text:p text:style-name="P68">Cannot optimize - error in code</text:p>
          </table:table-cell>
        </table:table-row>
      </table:table>
      <text:p text:style-name="P126"/>
      <text:p text:style-name="P128">Testy:</text:p>
      <text:p text:style-name="P129">Do testowania powstały testy jednostkowe sprawdzające działanie poszczególnych modułów aplikacji, które znajdują się w pliku test/tester.cpp i są napisan eprzy pomocy biblioteki boost.</text:p>
      <text:p text:style-name="P129">Dodatkowo przykłady podane wyżej znajdują się w plikach folderu in, a kod wynikowy tych przykładów – w folderze out </text:p>
      <text:p text:style-name="P7"/>
      <text:p text:style-name="P18"><text:span text:style-name="T55">Wykrywanie błędów</text:span>:</text:p>
      <text:p text:style-name="P33">Każdy z modułów zgłasza wykryte przez siebie błędy</text:p>
      <text:p text:style-name="P33">Zgłoszone błędy wyświetla<text:span text:style-name="T75">ją</text:span>:</text:p>
      <text:list xml:id="list2656672502" text:style-name="L7">
        <text:list-item>
          <text:p text:style-name="P100">komunikat o typie zaistniałego błędu</text:p>
        </text:list-item>
        <text:list-item>
          <text:p text:style-name="P100">informację który z modułów wykrył ten błąd</text:p>
        </text:list-item>
        <text:list-item>
          <text:p text:style-name="P100">miejsce jego wystąpienia (linia i numer znaku)</text:p>
        </text:list-item>
        <text:list-item>
          <text:p text:style-name="P125"><text:span text:style-name="T73">fragment kodu którego on dotyczy – </text:span><text:span text:style-name="T74">w przypadków błędów lexera</text:span></text:p>
        </text:list-item>
      </text:list>
      <text:p text:style-name="P7"/>
      <text:p text:style-name="P36"><text:span text:style-name="T1">Działanie programu</text:span>:</text:p>
      <text:p text:style-name="P32">Program <text:span text:style-name="T75">został</text:span> napisany przy użyciu języka C++.</text:p>
      <text:p text:style-name="P17"><text:span text:style-name="T24">Plik z kodem</text:span> przeznaczony <text:span text:style-name="T22">do optymalizacji</text:span> <text:span text:style-name="T75">jest</text:span> <text:span text:style-name="T22">przekazywany jako argument programu. Do projektu </text:span><text:span text:style-name="T75">jest</text:span><text:span text:style-name="T22"> dołączony plik makefile który będzie umożliwiał kompilację przy pomocy polecenia </text:span><text:span text:style-name="T12">make</text:span><text:span text:style-name="T6">. Uruchamianie programu będzie dokonywane przy pomocy komendy ./optymalizator </text:span><text:span text:style-name="T7">plik_wejściowy [plik_wyjściowy]</text:span></text:p>
      <text:p text:style-name="P38"><text:span text:style-name="T6">K</text:span><text:span text:style-name="T5">od po optymalizacji </text:span><text:span text:style-name="T8">jest</text:span><text:span text:style-name="T5"> umieszczany w pliku </text:span><text:span text:style-name="T7">wyjściowym o podanej nazwie lub </text:span><text:span text:style-name="T8">wyświetlany na standardowym wyjściu.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35">Analiza kodu</text:p>
      <text:p text:style-name="P11">Analiza kodu składa <text:span text:style-name="T75">się</text:span> z 3 <text:span text:style-name="T75">etapów</text:span>.</text:p>
      <text:p text:style-name="P11"/>
      <text:p text:style-name="P23">Analizator leksykalny:</text:p>
      <text:p text:style-name="P25"><text:span text:style-name="T75">Dzieli</text:span> kod na tokeny. <text:span text:style-name="T75">Wczytuje</text:span><text:span text:style-name="T49"> kolejne znaki, aż do stwierdzenia końca tokenu. </text:span>Każdy z tokenów <text:s/><text:span text:style-name="T75">jest reprezentowany</text:span> przez <text:span text:style-name="T27">obiekt klasy</text:span> Token.</text:p>
      <text:p text:style-name="P28">Każdy z tokenów posiada pola: typ tokenu, wartość <text:span text:style-name="T50">będącą typem całkowitym, zmiennopozycyjnym lub tekstowym </text:span><text:span text:style-name="T75">oraz </text:span><text:span text:style-name="T76">pozycję tokenu</text:span>. </text:p>
      <text:p text:style-name="P30">Tokeny <text:span text:style-name="T76">mogą posiadać</text:span> następujący typ:</text:p>
      <text:list xml:id="list3945465572" text:style-name="L8">
        <text:list-item>
          <text:p text:style-name="P105">Słowo kluczowe - „<text:span text:style-name="T51">for</text:span>”</text:p>
        </text:list-item>
        <text:list-item>
          <text:p text:style-name="P105">Operator przypisania - „<text:span text:style-name="T52">=’</text:span></text:p>
        </text:list-item>
        <text:list-item>
          <text:p text:style-name="P105">Operator addytywny - „<text:span text:style-name="T52">+</text:span>”, „-”</text:p>
        </text:list-item>
        <text:list-item>
          <text:p text:style-name="P105">Operator multiplikatywny - „*”, „/”</text:p>
        </text:list-item>
        <text:list-item>
          <text:p text:style-name="P105">Operator inkrementacyjny/dekrementacyny „<text:span text:style-name="T52">++”, „--”</text:span></text:p>
        </text:list-item>
        <text:list-item>
          <text:p text:style-name="P105">Typ danych – „<text:span text:style-name="T52">int</text:span>”; „<text:span text:style-name="T52">long”, „double”</text:span></text:p>
        </text:list-item>
        <text:list-item>
          <text:p text:style-name="P105">Operator relacyjny - „&lt;”, „&gt;”, „<text:span text:style-name="T52">==</text:span>”</text:p>
        </text:list-item>
        <text:list-item>
          <text:p text:style-name="P105">Nawias okrągły - „<text:span text:style-name="T52">(</text:span>”, „<text:span text:style-name="T52">)</text:span>”</text:p>
        </text:list-item>
        <text:list-item>
          <text:p text:style-name="P105">Nawias blokowy - „”<text:span text:style-name="T52">{</text:span>, „<text:span text:style-name="T52">}</text:span>”</text:p>
        </text:list-item>
        <text:list-item>
          <text:p text:style-name="P106">Liczba – „<text:span text:style-name="T52">11.3</text:span>”, „<text:span text:style-name="T52">902</text:span>”, „<text:span text:style-name="T52">2321.42134</text:span>”</text:p>
        </text:list-item>
        <text:list-item>
          <text:p text:style-name="P107">Koniec pliku</text:p>
        </text:list-item>
        <text:list-item>
          <text:p text:style-name="P108">Nieznany token</text:p>
        </text:list-item>
        <text:list-item>
          <text:p text:style-name="P108">Błędny token</text:p>
        </text:list-item>
      </text:list>
      <text:p text:style-name="P24"/>
      <text:p text:style-name="P23">Analizator składniowy:</text:p>
      <text:p text:style-name="P26"><text:span text:style-name="T76">Pobiera</text:span><text:span text:style-name="T27"> od </text:span><text:span text:style-name="T76">lexera</text:span><text:span text:style-name="T27"> kolejne Tokeny, a następnie</text:span> <text:span text:style-name="T76">grupuje</text:span><text:span text:style-name="T27"> je</text:span> w drzewo, <text:span text:style-name="T28">jednocześnie sprawdzając, poprawność gramatyczną kodu, </text:span><text:span text:style-name="T50">zgodną z gramatyką podaną powyżej</text:span><text:span text:style-name="T28">.</text:span></text:p>
      <text:p text:style-name="P24"/>
      <text:p text:style-name="P23">Analizator semantyczny:</text:p>
      <text:p text:style-name="P27"/>
      <text:p text:style-name="P27"><text:span text:style-name="T76">P</text:span><text:span text:style-name="T27">obiera od analizatora składniowego </text:span><text:span text:style-name="T76">drzewo</text:span><text:span text:style-name="T27"> i </text:span>analiz<text:span text:style-name="T76">uje</text:span> <text:span text:style-name="T27">je pod względem poprawności </text:span><text:span text:style-name="T28">semantycznej.</text:span> <text:span text:style-name="T49">Analizator przechodzi po drzewie w głąb.</text:span></text:p>
      <text:p text:style-name="P29">Analizator semantyczny sprawdza istnienie i zasięg zdefiniowanych zmiennych, <text:span text:style-name="T76">Przechowywanych w tablicy symboli.</text:span></text:p>
      <text:p text:style-name="P24"/>
      <text:p text:style-name="P22">Optymalizacja:</text:p>
      <text:p text:style-name="P31">Optymalizacja odbywa się poprzez przejście po drzewie, zbierając informacje o kolejnych występujących zmiennych, a następnie sprawdzeniu czy w momencie wystąpienia przypisania lub definicji spełnione są warunki przedstawione w punkcie „Optymalizowane wyrażenia”.</text:p>
      <text:p text:style-name="P31"/>
      <text:p text:style-name="P21">Tablica symboli:</text:p>
      <text:p text:style-name="P31">Tablica symboli jest vectorem przechowującym informacje o zmiennych.</text:p>
      <text:p text:style-name="P31">Na etapie analizy przechowuje informacje o nazwie zmiennej, poziomie na którym pojawia się jej definicja oraz o tym czy jest ona tablicą.</text:p>
      <text:p text:style-name="P31">Na etapie optymalizacji kodu <text:span text:style-name="T83">przechowujemy dodatkowo </text:span>informację o tym czy zmienna została już użyta.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31T16:24:41.674108641</meta:creation-date>
    <dc:date>2021-05-31T23:44:42.043174956</dc:date>
    <meta:editing-duration>P4DT9H34M45S</meta:editing-duration>
    <meta:editing-cycles>39</meta:editing-cycles>
    <meta:generator>LibreOffice/7.1.3.2$Linux_X86_64 LibreOffice_project/12a8e3cbd24a3757385a302d290655d4f3c7ebf1</meta:generator>
    <meta:document-statistic meta:table-count="1" meta:image-count="0" meta:object-count="0" meta:page-count="6" meta:paragraph-count="267" meta:word-count="1680" meta:character-count="10534" meta:non-whitespace-character-count="9156"/>
  </office:meta>
</office:document-meta>
</file>